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table:formula="of:=100 - SUM([.A2:.B2])" office:value-type="float" office:value="2.70999999999999" calcext:value-type="float">
            <text:p>2,71</text:p>
          </table:table-cell>
          <table:table-cell/>
          <table:table-cell table:style-name="ce3" table:formula="of:=[.E18]+[.H18]" office:value-type="float" office:value="12255" calcext:value-type="float">
            <text:p>12255</text:p>
          </table:table-cell>
          <table:table-cell table:formula="of:=12597-[.E2]" office:value-type="float" office:value="342" calcext:value-type="float">
            <text:p>342</text:p>
          </table:table-cell>
          <table:table-cell office:value-type="float" office:value="0.0134110450745" calcext:value-type="float">
            <text:p>0,0134110451</text:p>
          </table:table-cell>
          <table:table-cell office:value-type="float" office:value="24.3478531837" calcext:value-type="float">
            <text:p>24,347853183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formula="of:=100 - SUM([.A3:.B3])" office:value-type="float" office:value="2.79000000000001" calcext:value-type="float">
            <text:p>2,79</text:p>
          </table:table-cell>
          <table:table-cell/>
          <table:table-cell table:style-name="ce3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0.0134110450745" calcext:value-type="float">
            <text:p>0,0134110451</text:p>
          </table:table-cell>
          <table:table-cell office:value-type="float" office:value="23.9260718822" calcext:value-type="float">
            <text:p>23,92607188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table:formula="of:=100 - SUM([.A4:.B4])" office:value-type="float" office:value="2.51000000000001" calcext:value-type="float">
            <text:p>2,51</text:p>
          </table:table-cell>
          <table:table-cell/>
          <table:table-cell table:style-name="ce3" table:formula="of:=[.E20]+[.H20]" office:value-type="float" office:value="12281" calcext:value-type="float">
            <text:p>12281</text:p>
          </table:table-cell>
          <table:table-cell table:formula="of:=12597-[.E4]" office:value-type="float" office:value="316" calcext:value-type="float">
            <text:p>316</text:p>
          </table:table-cell>
          <table:table-cell office:value-type="float" office:value="0.0130140781403" calcext:value-type="float">
            <text:p>0,0130140781</text:p>
          </table:table-cell>
          <table:table-cell office:value-type="float" office:value="23.927380085" calcext:value-type="float">
            <text:p>23,92738008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table:formula="of:=100 - SUM([.A5:.B5])" office:value-type="float" office:value="2.62" calcext:value-type="float">
            <text:p>2,62</text:p>
          </table:table-cell>
          <table:table-cell/>
          <table:table-cell table:style-name="ce3" table:formula="of:=[.E21]+[.H21]" office:value-type="float" office:value="12267" calcext:value-type="float">
            <text:p>12267</text:p>
          </table:table-cell>
          <table:table-cell table:formula="of:=12597-[.E5]" office:value-type="float" office:value="330" calcext:value-type="float">
            <text:p>330</text:p>
          </table:table-cell>
          <table:table-cell office:value-type="float" office:value="0.0135231018066" calcext:value-type="float">
            <text:p>0,0135231018</text:p>
          </table:table-cell>
          <table:table-cell office:value-type="float" office:value="23.9757039547" calcext:value-type="float">
            <text:p>23,975703954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formula="of:=100 - SUM([.A6:.B6])" office:value-type="float" office:value="3.29000000000001" calcext:value-type="float">
            <text:p>3,29</text:p>
          </table:table-cell>
          <table:table-cell/>
          <table:table-cell table:style-name="ce3" table:formula="of:=[.E22]+[.H22]" office:value-type="float" office:value="12182" calcext:value-type="float">
            <text:p>12182</text:p>
          </table:table-cell>
          <table:table-cell table:formula="of:=12597-[.E6]" office:value-type="float" office:value="415" calcext:value-type="float">
            <text:p>415</text:p>
          </table:table-cell>
          <table:table-cell office:value-type="float" office:value="0.013368844986" calcext:value-type="float">
            <text:p>0,013368845</text:p>
          </table:table-cell>
          <table:table-cell office:value-type="float" office:value="23.9875590801" calcext:value-type="float">
            <text:p>23,987559080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formula="of:=100 - SUM([.A7:.B7])" office:value-type="float" office:value="4.34" calcext:value-type="float">
            <text:p>4,34</text:p>
          </table:table-cell>
          <table:table-cell/>
          <table:table-cell table:style-name="ce3" table:formula="of:=[.E23]+[.H23]" office:value-type="float" office:value="12050" calcext:value-type="float">
            <text:p>12050</text:p>
          </table:table-cell>
          <table:table-cell table:formula="of:=12597-[.E7]" office:value-type="float" office:value="547" calcext:value-type="float">
            <text:p>547</text:p>
          </table:table-cell>
          <table:table-cell office:value-type="float" office:value="0.013326883316" calcext:value-type="float">
            <text:p>0,0133268833</text:p>
          </table:table-cell>
          <table:table-cell office:value-type="float" office:value="23.9343290329" calcext:value-type="float">
            <text:p>23,93432903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formula="of:=100 - SUM([.A8:.B8])" office:value-type="float" office:value="2.98" calcext:value-type="float">
            <text:p>2,98</text:p>
          </table:table-cell>
          <table:table-cell/>
          <table:table-cell table:style-name="ce3" table:formula="of:=[.E24]+[.H24]" office:value-type="float" office:value="12221" calcext:value-type="float">
            <text:p>12221</text:p>
          </table:table-cell>
          <table:table-cell table:formula="of:=12597-[.E8]" office:value-type="float" office:value="376" calcext:value-type="float">
            <text:p>376</text:p>
          </table:table-cell>
          <table:table-cell office:value-type="float" office:value="0.0136120319366" calcext:value-type="float">
            <text:p>0,0136120319</text:p>
          </table:table-cell>
          <table:table-cell office:value-type="float" office:value="23.9568150043" calcext:value-type="float">
            <text:p>23,956815004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formula="of:=100 - SUM([.A9:.B9])" office:value-type="float" office:value="2.87" calcext:value-type="float">
            <text:p>2,87</text:p>
          </table:table-cell>
          <table:table-cell/>
          <table:table-cell table:style-name="ce3" table:formula="of:=[.E25]+[.H25]" office:value-type="float" office:value="12236" calcext:value-type="float">
            <text:p>12236</text:p>
          </table:table-cell>
          <table:table-cell table:formula="of:=12597-[.E9]" office:value-type="float" office:value="361" calcext:value-type="float">
            <text:p>361</text:p>
          </table:table-cell>
          <table:table-cell office:value-type="float" office:value="0.0132579803467" calcext:value-type="float">
            <text:p>0,0132579803</text:p>
          </table:table-cell>
          <table:table-cell office:value-type="float" office:value="23.9418480396" calcext:value-type="float">
            <text:p>23,941848039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table:formula="of:=100 - SUM([.A10:.B10])" office:value-type="float" office:value="3.25" calcext:value-type="float">
            <text:p>3,25</text:p>
          </table:table-cell>
          <table:table-cell/>
          <table:table-cell table:style-name="ce3" table:formula="of:=[.E26]+[.H26]" office:value-type="float" office:value="12188" calcext:value-type="float">
            <text:p>12188</text:p>
          </table:table-cell>
          <table:table-cell table:formula="of:=12597-[.E10]" office:value-type="float" office:value="409" calcext:value-type="float">
            <text:p>409</text:p>
          </table:table-cell>
          <table:table-cell office:value-type="float" office:value="0.0133631229401" calcext:value-type="float">
            <text:p>0,0133631229</text:p>
          </table:table-cell>
          <table:table-cell office:value-type="float" office:value="23.939193964" calcext:value-type="float">
            <text:p>23,93919396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table:formula="of:=100 - SUM([.A11:.B11])" office:value-type="float" office:value="3.7" calcext:value-type="float">
            <text:p>3,7</text:p>
          </table:table-cell>
          <table:table-cell/>
          <table:table-cell table:style-name="ce3" table:formula="of:=[.E27]+[.H27]" office:value-type="float" office:value="12131" calcext:value-type="float">
            <text:p>12131</text:p>
          </table:table-cell>
          <table:table-cell table:formula="of:=12597-[.E11]" office:value-type="float" office:value="466" calcext:value-type="float">
            <text:p>466</text:p>
          </table:table-cell>
          <table:table-cell office:value-type="float" office:value="0.0138621330261" calcext:value-type="float">
            <text:p>0,013862133</text:p>
          </table:table-cell>
          <table:table-cell office:value-type="float" office:value="23.9169969559" calcext:value-type="float">
            <text:p>23,91699695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float" office:value="3.106" calcext:value-type="float">
            <text:p>3,106</text:p>
          </table:table-cell>
          <table:table-cell/>
          <table:table-cell table:formula="of:=AVERAGE([.E2:.E11])" office:value-type="float" office:value="12205.7" calcext:value-type="float">
            <text:p>12205,7</text:p>
          </table:table-cell>
          <table:table-cell table:formula="of:=AVERAGE([.F2:.F11])" office:value-type="float" office:value="391.3" calcext:value-type="float">
            <text:p>391,3</text:p>
          </table:table-cell>
          <table:table-cell table:formula="of:=SUM([.G2:.G11])/10" office:value-type="float" office:value="0.01341502666474" calcext:value-type="float">
            <text:p>0,0134150267</text:p>
          </table:table-cell>
          <table:table-cell table:formula="of:=SUM([.H2:.H11])/10" office:value-type="float" office:value="23.98537511824" calcext:value-type="float">
            <text:p>23,985375118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8" calcext:value-type="float">
            <text:p>5788</text:p>
          </table:table-cell>
          <table:table-cell table:formula="of:=AVERAGE([.G18:.G27])" office:value-type="float" office:value="74.7" calcext:value-type="float">
            <text:p>74,7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table:formula="of:=12597-SUM([.E18:.G18])" office:value-type="float" office:value="6370" calcext:value-type="float">
            <text:p>637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6.6" calcext:value-type="float">
            <text:p>316,6</text:p>
          </table:table-cell>
          <table:table-cell table:formula="of:=AVERAGE([.H18:.H27])" office:value-type="float" office:value="6417.7" calcext:value-type="float">
            <text:p>6417,7</text:p>
          </table:table-cell>
          <table:table-cell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table:formula="of:=12597-SUM([.E19:.G19])" office:value-type="float" office:value="6506" calcext:value-type="float">
            <text:p>650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formula="of:=12597-SUM([.E20:.G20])" office:value-type="float" office:value="6484" calcext:value-type="float">
            <text:p>64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8" calcext:value-type="float">
            <text:p>5788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table:formula="of:=12597-SUM([.E21:.G21])" office:value-type="float" office:value="6376" calcext:value-type="float">
            <text:p>63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.6" calcext:value-type="float">
            <text:p>316,6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table:formula="of:=12597-SUM([.E22:.G22])" office:value-type="float" office:value="6367" calcext:value-type="float">
            <text:p>636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4.7" calcext:value-type="float">
            <text:p>74,7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324" calcext:value-type="float">
            <text:p>324</text:p>
          </table:table-cell>
          <table:table-cell office:value-type="float" office:value="223" calcext:value-type="float">
            <text:p>223</text:p>
          </table:table-cell>
          <table:table-cell table:formula="of:=12597-SUM([.E23:.G23])" office:value-type="float" office:value="6404" calcext:value-type="float">
            <text:p>64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7.7" calcext:value-type="float">
            <text:p>6417,7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392" calcext:value-type="float">
            <text:p>639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8" calcext:value-type="float">
            <text:p>5708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table:formula="of:=12597-SUM([.E25:.G25])" office:value-type="float" office:value="6528" calcext:value-type="float">
            <text:p>65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7" calcext:value-type="float">
            <text:p>5737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table:formula="of:=12597-SUM([.E26:.G26])" office:value-type="float" office:value="6451" calcext:value-type="float">
            <text:p>64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table:formula="of:=12597-SUM([.E27:.G27])" office:value-type="float" office:value="6299" calcext:value-type="float">
            <text:p>629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937048503612" calcext:value-type="float">
            <text:p>0,9689370485</text:p>
          </table:table-cell>
          <table:table-cell table:number-columns-repeated="2"/>
          <table:table-cell table:formula="of:=SUM([.E18:.E27])/10" office:value-type="float" office:value="5788" calcext:value-type="float">
            <text:p>5788</text:p>
          </table:table-cell>
          <table:table-cell table:formula="of:=SUM([.F18:.F27])/10" office:value-type="float" office:value="316.6" calcext:value-type="float">
            <text:p>316,6</text:p>
          </table:table-cell>
          <table:table-cell table:formula="of:=SUM([.G18:.G27])/10" office:value-type="float" office:value="74.7" calcext:value-type="float">
            <text:p>74,7</text:p>
          </table:table-cell>
          <table:table-cell table:formula="of:=SUM([.H18:.H27])/10" office:value-type="float" office:value="6417.7" calcext:value-type="float">
            <text:p>6417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062951496388" calcext:value-type="float">
            <text:p>0,0310629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25843041602" calcext:value-type="float">
            <text:p>0,9872584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98694741844" calcext:value-type="float">
            <text:p>0,95298694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2:49:17.5708905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15:34.740596764</meta:creation-date>
    <dc:date>2018-01-18T02:55:00.707155753</dc:date>
    <meta:editing-duration>PT7M47S</meta:editing-duration>
    <meta:editing-cycles>5</meta:editing-cycles>
    <meta:generator>LibreOffice/5.1.6.2$Linux_X86_64 LibreOffice_project/10m0$Build-2</meta:generator>
    <meta:document-statistic meta:table-count="1" meta:cell-count="165" meta:object-count="0"/>
  </office:meta>
</office:document-meta>
</file>